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Subtitle">
      <style:paragraph-properties fo:margin-left="0.5in" fo:margin-right="0in" fo:text-indent="0in" style:auto-text-indent="false" fo:break-before="auto" fo:break-after="auto"/>
    </style:style>
    <style:style style:name="P4" style:family="paragraph" style:parent-style-name="Heading_20_1" style:master-page-name="Standard">
      <style:paragraph-properties style:page-number="1" fo:break-before="auto" fo:break-after="auto"/>
    </style:style>
    <style:style style:name="P5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13">
      <style:paragraph-properties fo:margin-left="1in" fo:margin-right="0in" fo:text-indent="-0.25in" style:auto-text-indent="false" fo:break-before="auto" fo:break-after="auto"/>
    </style:style>
    <style:style style:name="P8" style:family="paragraph" style:parent-style-name="Standard" style:list-style-name="WWNum13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 fo:break-before="auto" fo:break-after="auto"/>
      <style:text-properties officeooo:paragraph-rsid="00178727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  <style:text-properties officeooo:paragraph-rsid="00178727"/>
    </style:style>
    <style:style style:name="P12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</style:style>
    <style:style style:name="P13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  <style:text-properties officeooo:paragraph-rsid="0013b17d"/>
    </style:style>
    <style:style style:name="P14" style:family="paragraph" style:parent-style-name="Standard">
      <style:paragraph-properties fo:break-before="auto" fo:break-after="auto"/>
      <style:text-properties officeooo:paragraph-rsid="00158b57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 officeooo:rsid="00158b57"/>
    </style:style>
    <style:style style:name="T4" style:family="text">
      <style:text-properties fo:color="#1155cc" style:text-underline-style="solid" style:text-underline-width="auto" style:text-underline-color="font-color" officeooo:rsid="0016c426"/>
    </style:style>
    <style:style style:name="T5" style:family="text">
      <style:text-properties fo:color="#1155cc" style:text-underline-style="solid" style:text-underline-width="auto" style:text-underline-color="font-color" officeooo:rsid="0017f392"/>
    </style:style>
    <style:style style:name="T6" style:family="text">
      <style:text-properties fo:color="#1155cc" style:text-underline-style="solid" style:text-underline-width="auto" style:text-underline-color="font-color" officeooo:rsid="001888e9"/>
    </style:style>
    <style:style style:name="T7" style:family="text">
      <style:text-properties fo:color="#1155cc" style:text-underline-style="solid" style:text-underline-width="auto" style:text-underline-color="font-color" officeooo:rsid="00195555"/>
    </style:style>
    <style:style style:name="T8" style:family="text">
      <style:text-properties officeooo:rsid="0012c8ac"/>
    </style:style>
    <style:style style:name="T9" style:family="text">
      <style:text-properties officeooo:rsid="0013b17d"/>
    </style:style>
    <style:style style:name="T10" style:family="text">
      <style:text-properties officeooo:rsid="00158b57"/>
    </style:style>
    <style:style style:name="T11" style:family="text">
      <style:text-properties officeooo:rsid="001bfb42"/>
    </style:style>
    <style:style style:name="T12" style:family="text">
      <style:text-properties officeooo:rsid="001c27a0"/>
    </style:style>
    <style:style style:name="T13" style:family="text">
      <style:text-properties officeooo:rsid="001d3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77510dqpcwl"/>Confluence to Google Docs Conversion Notes</text:p>
      <text:p text:style-name="P2"><text:bookmark text:name="_10c0ntqm6mev"/>Goal</text:p>
      <text:p text:style-name="P1">Convert Confluence Documents in to Google Documents for the purpose of using WikiGDrive to publish them.</text:p>
      <text:p text:style-name="P1"/>
      <text:p text:style-name="P2"><text:bookmark text:name="_i96xic41327t"/>Delivery</text:p>
      <text:p text:style-name="P1">A new github repo with a node.js script specific to this conversion.</text:p>
      <text:p text:style-name="P2"><text:bookmark text:name="_wrw8sf3g3pc3"/>High level Process</text:p>
      <text:list xml:id="list1201857437" text:style-name="WWNum13">
        <text:list-item>
          <text:p text:style-name="P5">Scan all of the documents in a Confluence Space</text:p>
        </text:list-item>
        <text:list-item>
          <text:p text:style-name="P5">Make google documents in a shared drive (two passes will be required so links between documents can be known as content is added).</text:p>
          <text:list>
            <text:list-item>
              <text:p text:style-name="P7"><text:bookmark-start text:name="__DdeLink__482_1740777895"/>Parent/Child relationship must be intact.<text:bookmark-end text:name="__DdeLink__482_1740777895"/></text:p>
            </text:list-item>
          </text:list>
        </text:list-item>
        <text:list-item>
          <text:p text:style-name="P5">Import Confluence "Attachments" to Google Drive so they can be referenced.</text:p>
        </text:list-item>
        <text:list-item>
          <text:p text:style-name="P5">For each document</text:p>
          <text:list>
            <text:list-item>
              <text:p text:style-name="P7">Import content from Confluence Page into Google Documents</text:p>
            </text:list-item>
            <text:list-item>
              <text:p text:style-name="P7">Heading should be headings</text:p>
            </text:list-item>
            <text:list-item>
              <text:p text:style-name="P7">Paragraphs should be paragraphs</text:p>
            </text:list-item>
            <text:list-item>
              <text:p text:style-name="P7">Images (which are attachments in Confluence) should be embedded in google docs<text:bookmark text:name="cukuroni2k4r"/></text:p>
            </text:list-item>
            <text:list-item>
              <text:p text:style-name="P7">Macros can be wrapped in {<text:span text:style-name="T8">{% </text:span>curlies %<text:span text:style-name="T8">}</text:span>} and dumped as text</text:p>
              <text:list>
                <text:list-item>
                  <text:p text:style-name="P13"><text:span text:style-name="T1">Example Block Macro:</text:span> <text:s/><text:line-break/>{<text:span text:style-name="T9">{% </text:span>macroname propertyname=’value’ propertyname=’value’ %<text:span text:style-name="T9">}</text:span>}<text:line-break/>macro body, if exists<text:line-break/>{<text:span text:style-name="T9">{% </text:span>/macroname %<text:span text:style-name="T9">}</text:span>}</text:p>
                </text:list-item>
                <text:list-item>
                  <text:p text:style-name="P12"><text:span text:style-name="T1">Example Inline Macro:</text:span><text:line-break/>{<text:span text:style-name="T9">{% </text:span>macroname propertyname=’value’ propertyname=’value’ /%<text:span text:style-name="T9">}</text:span>}</text:p>
                </text:list-item>
              </text:list>
            </text:list-item>
            <text:list-item>
              <text:p text:style-name="P7">Tables should be kept tables</text:p>
            </text:list-item>
            <text:list-item>
              <text:p text:style-name="P7">Embedded Video should be converted to an image with a hyperlink</text:p>
            </text:list-item>
            <text:list-item>
              <text:p text:style-name="P7">Formatting is not required to be converted.</text:p>
            </text:list-item>
            <text:list-item>
              <text:p text:style-name="P8"/>
            </text:list-item>
          </text:list>
        </text:list-item>
      </text:list>
      <text:p text:style-name="P1"/>
      <text:p text:style-name="P2"><text:bookmark text:name="_m98292szff3y"/>Proposed Instructions</text:p>
      <text:p text:style-name="P1"/>
      <text:p text:style-name="P3"><text:bookmark text:name="_x0pn817jsti8"/>confluence2google &lt;path to space&gt; &lt;path to google shared drive&gt;</text:p>
      <text:p text:style-name="P1"/>
      <text:p text:style-name="P2"><text:bookmark text:name="_sdx7522zhby"/>Links and Possible Approaches</text:p>
      <text:list xml:id="list1399794862" text:style-name="WWNum3">
        <text:list-item>
          <text:p text:style-name="P6">Use REST API</text:p>
          <text:list>
            <text:list-item>
              <text:p text:style-name="P9"><text:a xlink:type="simple" xlink:href="https://developer.atlassian.com/cloud/confluence/rest/" text:style-name="ListLabel_20_118" text:visited-style-name="ListLabel_20_118"><text:span text:style-name="T2">Confluence Cloud REST API</text:span></text:a></text:p>
            </text:list-item>
            <text:list-item>
              <text:p text:style-name="P9"><text:a xlink:type="simple" xlink:href="https://docs.atlassian.com/ConfluenceServer/rest/7.0.3/" text:style-name="ListLabel_20_118" text:visited-style-name="ListLabel_20_118"><text:span text:style-name="T2">Confluence Server REST API</text:span></text:a></text:p>
            </text:list-item>
            <text:list-item>
              <text:p text:style-name="P10"><text:a xlink:type="simple" xlink:href="https://confluence.example.com/rest/api/space/DOCS10/content" text:style-name="Internet_20_link" text:visited-style-name="Visited_20_Internet_20_Link"><text:span text:style-name="T2">https://confluence.example.com/rest/api/space/DOCS10/content</text:span></text:a></text:p>
            </text:list-item>
            <text:list-item>
              <text:p text:style-name="P11"><text:soft-page-break/>Tiny Example Space: <text:a xlink:type="simple" xlink:href="https://confluence.example.com/rest/api/space/TES/content" text:style-name="Internet_20_link" text:visited-style-name="Visited_20_Internet_20_Link"><text:span text:style-name="T2">https://confluence.example.com/rest/api/space/TES/content</text:span></text:a> </text:p>
            </text:list-item>
          </text:list>
        </text:list-item>
        <text:list-item>
          <text:p text:style-name="P6">Use export file</text:p>
          <text:list>
            <text:list-item>
              <text:p text:style-name="P9"><text:a xlink:type="simple" xlink:href="https://confluence.atlassian.com/confcloud/import-a-confluence-space-724765531.html" text:style-name="Internet_20_link" text:visited-style-name="Visited_20_Internet_20_Link"><text:span text:style-name="T2">Confluence Export</text:span></text:a> makes a zipped file with <text:a xlink:type="simple" xlink:href="https://confluence.atlassian.com/jirakb/xml-format-for-import-export-files-695108230.html" text:style-name="ListLabel_20_118" text:visited-style-name="ListLabel_20_118"><text:span text:style-name="T2">XML Format</text:span></text:a></text:p>
            </text:list-item>
            <text:list-item>
              <text:p text:style-name="P9"><text:a xlink:type="simple" xlink:href="https://drive.google.com/open?id=abc" text:style-name="Internet_20_link" text:visited-style-name="Visited_20_Internet_20_Link"><text:span text:style-name="T5">Example HTML zip file</text:span></text:a></text:p>
            </text:list-item>
            <text:list-item>
              <text:p text:style-name="P9"><text:a xlink:type="simple" xlink:href="https://drive.google.com/open?id=abc" text:style-name="Internet_20_link" text:visited-style-name="Visited_20_Internet_20_Link"><text:span text:style-name="T2">Example XML zip file</text:span></text:a></text:p>
            </text:list-item>
          </text:list>
        </text:list-item>
        <text:list-item>
          <text:p text:style-name="P6">Use HTML</text:p>
          <text:list>
            <text:list-item>
              <text:p text:style-name="P9"><text:a xlink:type="simple" xlink:href="https://confluence.atlassian.com/confcloud/import-a-confluence-space-724765531.html" text:style-name="ListLabel_20_118" text:visited-style-name="ListLabel_20_118"><text:span text:style-name="T2">Confluence Export</text:span></text:a> that makes an HTML file</text:p>
            </text:list-item>
          </text:list>
        </text:list-item>
      </text:list>
      <text:p text:style-name="P1"><text:bookmark text:name="ggsym7lvzx37"/></text:p>
      <text:p text:style-name="P2"><text:bookmark text:name="_rsmqmchgeq17"/>Examples</text:p>
      <text:p text:style-name="P1">Simple - <text:a xlink:type="simple" xlink:href="https://confluence.example.com/display/DOCS/Sample" text:style-name="Internet_20_link" text:visited-style-name="Visited_20_Internet_20_Link"><text:span text:style-name="T6">https://confluence.example.com/display/DOCS/Sample</text:span></text:a></text:p>
      <text:p text:style-name="P14"><text:tab/>API Call: <text:a xlink:type="simple" xlink:href="https://confluence.example.com/rest/api/content/789" text:style-name="Internet_20_link" text:visited-style-name="Visited_20_Internet_20_Link"><text:span text:style-name="T6">https://confluence.example.com/rest/api/content/789</text:span></text:a></text:p>
      <text:p text:style-name="P14">Complex - <text:a xlink:type="simple" xlink:href="https://confluence.example.com/pages/viewpage.action?pageId=789" text:style-name="Internet_20_link" text:visited-style-name="Visited_20_Internet_20_Link"><text:span text:style-name="T7">https://confluence.example.com/pages/viewpage.action?pageId=789</text:span></text:a></text:p>
      <text:p text:style-name="P1"><text:tab/>API Call: <text:a xlink:type="simple" xlink:href="https://confluence.example.com/rest/api/content/789" text:style-name="Internet_20_link" text:visited-style-name="Visited_20_Internet_20_Link"><text:span text:style-name="T13">https://confluence.example.com/rest/api/content/789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6T13:18:15.739749695</dc:date>
    <meta:editing-duration>PT24M33S</meta:editing-duration>
    <meta:editing-cycles>16</meta:editing-cycles>
    <meta:document-statistic meta:table-count="0" meta:image-count="0" meta:object-count="0" meta:page-count="2" meta:paragraph-count="41" meta:word-count="276" meta:character-count="1917" meta:non-whitespace-character-count="1703"/>
  </office:meta>
</office:document-meta>
</file>